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0" style:master-page-name="MP0" style:family="paragraph">
      <style:paragraph-properties fo:break-before="page" fo:margin-bottom="0in" fo:line-height="0.0138in"/>
    </style:style>
    <style:style style:name="TableColumn5" style:family="table-column">
      <style:table-column-properties style:column-width="5.9361in" style:use-optimal-column-width="false"/>
    </style:style>
    <style:style style:name="TableColumn6" style:family="table-column">
      <style:table-column-properties style:column-width="1.1895in" style:use-optimal-column-width="false"/>
    </style:style>
    <style:style style:name="Table4" style:family="table">
      <style:table-properties style:width="7.1256in" fo:margin-left="0in" table:align="left"/>
    </style:style>
    <style:style style:name="TableRow7" style:family="table-row">
      <style:table-row-properties style:use-optimal-row-height="false" fo:keep-together="always"/>
    </style:style>
    <style:style style:name="TableCell8" style:family="table-cell">
      <style:table-cell-properties fo:border="none" fo:padding-top="0in" fo:padding-left="0.0194in" fo:padding-bottom="0in" fo:padding-right="0.0194in"/>
    </style:style>
    <style:style style:name="TableCell9" style:family="table-cell">
      <style:table-cell-properties fo:border="none" fo:padding-top="0in" fo:padding-left="0.0194in" fo:padding-bottom="0in" fo:padding-right="0.0194in"/>
    </style:style>
    <style:style style:name="TableRow10" style:family="table-row">
      <style:table-row-properties style:row-height="0.1527in" style:use-optimal-row-height="false" fo:keep-together="always"/>
    </style:style>
    <style:style style:name="TableCell11" style:family="table-cell">
      <style:table-cell-properties fo:border="none" fo:padding-top="0in" fo:padding-left="0.0194in" fo:padding-bottom="0in" fo:padding-right="0.0194in"/>
    </style:style>
    <style:style style:name="P12" style:parent-style-name="內文0" style:family="paragraph">
      <style:paragraph-properties fo:text-align="start"/>
    </style:style>
    <style:style style:name="T13" style:parent-style-name="預設段落字型" style:family="text">
      <style:text-properties fo:font-size="11pt" style:font-size-asian="11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04in solid #000000" fo:padding-top="0in" fo:padding-left="0.0194in" fo:padding-bottom="0in" fo:padding-right="0.0194in"/>
    </style:style>
    <style:style style:name="P16" style:parent-style-name="內文" style:family="paragraph">
      <style:paragraph-properties fo:line-height="0.1944in" fo:margin-left="0.1166in" fo:text-indent="-0.1166in">
        <style:tab-stops/>
      </style:paragraph-properties>
      <style:text-properties style:font-name-asian="標楷體" fo:font-size="11pt" style:font-size-asian="11pt"/>
    </style:style>
    <style:style style:name="P17" style:parent-style-name="內文" style:family="paragraph">
      <style:paragraph-properties fo:line-height="0.1944in" fo:margin-left="0.1263in" fo:text-indent="-0.1263in">
        <style:tab-stops/>
      </style:paragraph-properties>
      <style:text-properties style:font-name-asian="標楷體" fo:font-size="11pt" style:font-size-asian="11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104in solid #000000" fo:padding-top="0in" fo:padding-left="0.0194in" fo:padding-bottom="0in" fo:padding-right="0.0194in"/>
    </style:style>
    <style:style style:name="P20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P21" style:parent-style-name="內文" style:family="paragraph">
      <style:paragraph-properties fo:margin-top="0.0833in" fo:line-height="0.25in"/>
      <style:text-properties style:font-name-asian="標楷體" fo:font-size="11pt" style:font-size-asian="11pt"/>
    </style:style>
    <style:style style:name="P22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P23" style:parent-style-name="內文" style:family="paragraph">
      <style:paragraph-properties fo:line-height="0.1944in" fo:text-indent="0.6222in"/>
      <style:text-properties style:font-name-asian="標楷體" fo:font-size="11pt" style:font-size-asian="11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04in solid #000000" fo:padding-top="0in" fo:padding-left="0.0194in" fo:padding-bottom="0in" fo:padding-right="0.0194in"/>
    </style:style>
    <style:style style:name="P26" style:parent-style-name="內文" style:family="paragraph">
      <style:text-properties style:font-name-asian="標楷體" fo:font-size="11pt" style:font-size-asian="11pt"/>
    </style:style>
    <style:style style:name="P27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04in solid #000000" fo:padding-top="0in" fo:padding-left="0.0194in" fo:padding-bottom="0in" fo:padding-right="0.0194in"/>
    </style:style>
    <style:style style:name="P30" style:parent-style-name="內文" style:family="paragraph">
      <style:text-properties style:font-name-asian="標楷體" fo:font-size="11pt" style:font-size-asian="11pt"/>
    </style:style>
    <style:style style:name="P31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32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33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padding-top="0in" fo:padding-left="0.0194in" fo:padding-bottom="0in" fo:padding-right="0.0194in"/>
    </style:style>
    <style:style style:name="P36" style:parent-style-name="內文" style:family="paragraph">
      <style:text-properties style:font-name-asian="標楷體" fo:font-size="11pt" style:font-size-asian="11pt"/>
    </style:style>
    <style:style style:name="P37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38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39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40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41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padding-top="0in" fo:padding-left="0.0194in" fo:padding-bottom="0in" fo:padding-right="0.0194in"/>
    </style:style>
    <style:style style:name="P44" style:parent-style-name="內文" style:family="paragraph">
      <style:text-properties style:font-name-asian="標楷體" fo:font-size="11pt" style:font-size-asian="11pt"/>
    </style:style>
    <style:style style:name="P45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46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47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48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49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04in solid #000000" fo:padding-top="0in" fo:padding-left="0.0194in" fo:padding-bottom="0in" fo:padding-right="0.0194in"/>
    </style:style>
    <style:style style:name="P52" style:parent-style-name="內文" style:family="paragraph">
      <style:text-properties style:font-name-asian="標楷體" fo:font-size="11pt" style:font-size-asian="11pt"/>
    </style:style>
    <style:style style:name="P53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54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55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04in solid #000000" fo:padding-top="0in" fo:padding-left="0.0194in" fo:padding-bottom="0in" fo:padding-right="0.0194in"/>
    </style:style>
    <style:style style:name="P58" style:parent-style-name="內文" style:family="paragraph">
      <style:text-properties style:font-name-asian="標楷體" fo:font-size="11pt" style:font-size-asian="11pt"/>
    </style:style>
    <style:style style:name="P59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60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61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62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63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66" style:parent-style-name="內文" style:family="paragraph">
      <style:text-properties style:font-name-asian="標楷體" fo:font-size="11pt" style:font-size-asian="11pt"/>
    </style:style>
    <style:style style:name="P67" style:parent-style-name="內文" style:family="paragraph">
      <style:text-properties style:font-name-asian="標楷體" fo:font-size="11pt" style:font-size-asian="11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208in solid #000000" fo:padding-top="0in" fo:padding-left="0.0194in" fo:padding-bottom="0in" fo:padding-right="0.0194in"/>
    </style:style>
    <style:style style:name="P70" style:parent-style-name="內文" style:family="paragraph">
      <style:text-properties style:font-name-asian="標楷體" fo:font-size="11pt" style:font-size-asian="11pt"/>
    </style:style>
    <style:style style:name="P71" style:parent-style-name="內文" style:family="paragraph">
      <style:paragraph-properties fo:line-height="0.25in"/>
      <style:text-properties style:font-name-asian="標楷體" fo:font-size="11pt" style:font-size-asian="11pt"/>
    </style:style>
    <style:style style:name="P72" style:parent-style-name="內文" style:family="paragraph">
      <style:paragraph-properties fo:line-height="0.25in" fo:text-indent="0.3333in"/>
    </style:style>
  </office:automatic-styles>
  <office:body>
    <office:text text:use-soft-page-breaks="true">
      <text:p text:style-name="P1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rows-spanned="2">
            <text:p text:style-name="內文0">變更起造人申報書</text:p>
          </table:table-cell>
          <table:table-cell table:style-name="TableCell9">
            <text:p text:style-name="內文0">Ｂ１３－１</text:p>
          </table:table-cell>
        </table:table-row>
        <table:table-row table:style-name="TableRow10">
          <table:covered-table-cell>
            <text:p text:style-name="內文0"/>
          </table:covered-table-cell>
          <table:table-cell table:style-name="TableCell11">
            <text:p text:style-name="P12"><text:span text:style-name="T13">年月日</text:span></text:p>
          </table:table-cell>
        </table:table-row>
        <table:table-row table:style-name="TableRow14">
          <table:table-cell table:style-name="TableCell15" table:number-columns-spanned="2">
            <text:p text:style-name="P16">1.依據建築法第26條規定，主管建築機關依本法規定核發之執照，僅為對申請建造之許可，本申請案建築物起造人、或設計人、或監造人、或承造人，如有侵害他人財產，或肇致危險或傷害他人時，依法負其責任。</text:p>
            <text:p text:style-name="P17">2.依據建築法第55條規定，起造人領得建造執照或雜項執照後，如有變更起造人之情形，應即申報該管主管建築機關備案。</text:p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>下開工程玆為變更起造人，特檢送有關證件申請核備</text:p>
            <text:p text:style-name="P21">此致<text:s text:c="21"/>經濟部水利署臺北水源特定區管理局</text:p>
            <text:p text:style-name="P22"/>
            <text:p text:style-name="P23">起造人<text:s text:c="14"/><text:s/><text:s text:c="3"/><text:s/>印<text:s text:c="11"/>法定代表人<text:s text:c="19"/>印</text:p>
          </table:table-cell>
          <table:covered-table-cell/>
        </table:table-row>
        <table:table-row table:style-name="TableRow24">
          <table:table-cell table:style-name="TableCell25" table:number-columns-spanned="2">
            <text:p text:style-name="P26">【1.建造執照或雜項執照】</text:p>
            <text:p text:style-name="P27">【執照字號】<text:s text:c="9"/>字第<text:s text:c="10"/>號<text:s/></text:p>
          </table:table-cell>
          <table:covered-table-cell/>
        </table:table-row>
        <table:table-row table:style-name="TableRow28">
          <table:table-cell table:style-name="TableCell29" table:number-columns-spanned="2">
            <text:p text:style-name="P30">【2.建築地址】</text:p>
            <text:p text:style-name="P31">【所屬行政區】<text:s text:c="2"/><text:s text:c="3"/><text:s/>縣（市）<text:s text:c="4"/>鄉(鎮、市、區) <text:s text:c="14"/><text:s text:c="2"/><text:s/>【郵遞編號】</text:p>
            <text:p text:style-name="P32">【地號】<text:s text:c="3"/><text:s text:c="3"/><text:s/>縣（市）<text:s text:c="4"/>鄉(鎮、市、區) <text:s text:c="5"/>段<text:s text:c="6"/>小段<text:s text:c="8"/>號等<text:s text:c="3"/>筆</text:p>
            <text:p text:style-name="P33">【地址】<text:s text:c="7"/>縣（市）<text:s text:c="4"/>鄉(鎮、市、區) <text:s text:c="5"/>路（街）<text:s text:c="3"/>段<text:s text:c="4"/>巷<text:s text:c="3"/>弄<text:s text:c="3"/>號</text:p>
          </table:table-cell>
          <table:covered-table-cell/>
        </table:table-row>
        <table:table-row table:style-name="TableRow34">
          <table:table-cell table:style-name="TableCell35" table:number-columns-spanned="2">
            <text:p text:style-name="P36">【3.原起造人】</text:p>
            <text:p text:style-name="P37">【姓名】<text:s text:c="23"/><text:s text:c="2"/><text:s/>印<text:s text:c="7"/>【法定代表人】<text:s text:c="17"/>印</text:p>
            <text:p text:style-name="P38">【出生年月日】民國<text:s text:c="4"/>年<text:s text:c="4"/>月<text:s text:c="4"/>日<text:s text:c="4"/><text:s text:c="2"/><text:s/>【電話】<text:s text:c="12"/>【傳真或e-mail】</text:p>
            <text:p text:style-name="P39">【國民身分證統一編號或營利事業統一編號或扣繳單位統一編號】</text:p>
            <text:p text:style-name="P40">【住址】<text:s text:c="8"/>縣（市）<text:s text:c="4"/>鄉(鎮、市、區) <text:s text:c="5"/>路（街）<text:s text:c="3"/>段<text:s text:c="4"/>巷<text:s text:c="3"/>弄<text:s text:c="3"/>號<text:s text:c="2"/><text:s text:c="2"/>樓（室）</text:p>
            <text:p text:style-name="P41">【通訊處】<text:s text:c="6"/>縣（市）<text:s text:c="4"/>鄉(鎮、市、區) <text:s text:c="5"/>路（街）<text:s text:c="3"/>段<text:s text:c="4"/>巷<text:s text:c="3"/>弄<text:s text:c="3"/>號<text:s text:c="2"/><text:s text:c="2"/>樓（室）</text:p>
          </table:table-cell>
          <table:covered-table-cell/>
        </table:table-row>
        <table:table-row table:style-name="TableRow42">
          <table:table-cell table:style-name="TableCell43" table:number-columns-spanned="2">
            <text:p text:style-name="P44">【4.變更後起造人】</text:p>
            <text:p text:style-name="P45">【姓名】<text:s text:c="16"/><text:s text:c="2"/><text:s text:c="5"/><text:s text:c="2"/><text:s/>印<text:s text:c="7"/>【法定代表人】<text:s text:c="17"/>印</text:p>
            <text:p text:style-name="P46">【出生年月日】民國<text:s text:c="4"/>年<text:s text:c="4"/>月<text:s text:c="4"/>日<text:s text:c="5"/><text:s text:c="2"/>【電話】<text:s text:c="12"/>【傳真或e-mail】<text:s/></text:p>
            <text:p text:style-name="P47">【國民身分證統一編號或營利事業統一編號或扣繳單位統一編號】</text:p>
            <text:p text:style-name="P48">【住址】<text:s text:c="8"/>縣（市）<text:s text:c="4"/>鄉(鎮、市、區) <text:s text:c="5"/>路（街）<text:s text:c="3"/>段<text:s text:c="4"/>巷<text:s text:c="3"/>弄<text:s text:c="3"/>號<text:s text:c="2"/><text:s text:c="2"/>樓（室）</text:p>
            <text:p text:style-name="P49">【通訊處】<text:s text:c="6"/>縣（市）<text:s text:c="4"/>鄉(鎮、市、區) <text:s text:c="5"/>路（街）<text:s text:c="3"/>段<text:s text:c="4"/>巷<text:s text:c="3"/>弄<text:s text:c="3"/>號<text:s text:c="2"/><text:s text:c="2"/>樓（室）</text:p>
          </table:table-cell>
          <table:covered-table-cell/>
        </table:table-row>
        <table:table-row table:style-name="TableRow50">
          <table:table-cell table:style-name="TableCell51" table:number-columns-spanned="2">
            <text:p text:style-name="P52">【5.監造人】</text:p>
            <text:p text:style-name="P53">【姓名】<text:s text:c="2"/><text:s text:c="22"/>簽章<text:s text:c="5"/><text:s text:c="2"/>【開業證書字號】<text:s/></text:p>
            <text:p text:style-name="P54">【事務所名稱】<text:s text:c="20"/>印<text:s text:c="5"/><text:s text:c="2"/>【電話】<text:s text:c="12"/>【傳真或e-mail】<text:s/><text:s text:c="5"/></text:p>
            <text:p text:style-name="P55">【事務所地址】<text:s text:c="5"/>縣（市）<text:s text:c="4"/>鄉(鎮、市、區) <text:s text:c="5"/>路（街）<text:s text:c="3"/>段<text:s text:c="3"/>巷<text:s text:c="3"/>弄<text:s text:c="3"/>號<text:s/><text:s text:c="2"/>樓（室）</text:p>
          </table:table-cell>
          <table:covered-table-cell/>
        </table:table-row>
        <table:table-row table:style-name="TableRow56">
          <table:table-cell table:style-name="TableCell57" table:number-columns-spanned="2">
            <text:p text:style-name="P58">【6.承造人】</text:p>
            <text:p text:style-name="P59">【營造業名稱】<text:s text:c="20"/>印<text:s/><text:s text:c="4"/><text:s text:c="2"/>【統一編號】</text:p>
            <text:p text:style-name="P60">【負責人】<text:s text:c="22"/>簽章</text:p>
            <text:p text:style-name="P61">【登記證等級字號】<text:s text:c="22"/><text:s text:c="2"/><text:s/>【電話】<text:s text:c="12"/>【傳真或e-mail】<text:s/></text:p>
            <text:p text:style-name="P62">【營業地址】<text:s text:c="7"/>縣（市）<text:s text:c="4"/>鄉(鎮、市、區) <text:s text:c="5"/>路（街）<text:s text:c="3"/>段<text:s text:c="3"/>巷<text:s text:c="3"/>弄<text:s text:c="3"/>號<text:s/><text:s text:c="2"/>樓（室）</text:p>
            <text:p text:style-name="P63">【專任工程人員】<text:s text:c="16"/>簽章<text:s text:c="7"/>【證書字號】</text:p>
          </table:table-cell>
          <table:covered-table-cell/>
        </table:table-row>
        <table:table-row table:style-name="TableRow64">
          <table:table-cell table:style-name="TableCell65" table:number-columns-spanned="2">
            <text:p text:style-name="P66">【7.工程進度】</text:p>
            <text:p text:style-name="P67"/>
          </table:table-cell>
          <table:covered-table-cell/>
        </table:table-row>
        <table:table-row table:style-name="TableRow68">
          <table:table-cell table:style-name="TableCell69" table:number-columns-spanned="2">
            <text:p text:style-name="P70">【掛號日期】<text:s text:c="16"/>年<text:s text:c="3"/>月<text:s text:c="3"/>日<text:s/></text:p>
          </table:table-cell>
          <table:covered-table-cell/>
        </table:table-row>
      </table:table>
      <text:p text:style-name="P71">註：1.粗框部分申請人免填。</text:p>
      <text:p text:style-name="P72">2.標示「印」者請用印，標示「簽章」者請簽名及蓋章。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 fo:line-height="0.2361in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0" style:display-name="內文0" style:family="paragraph" style:parent-style-name="內文">
      <style:paragraph-properties fo:text-align="center" fo:margin-bottom="0.1666in" fo:line-height="100%"/>
      <style:text-properties style:font-name-asian="標楷體" fo:font-size="16pt" style:font-size-asian="16pt" fo:hyphenate="false"/>
    </style:style>
    <style:style style:name="內文2" style:display-name="內文2" style:family="paragraph" style:parent-style-name="內文">
      <style:paragraph-properties fo:margin-left="0.118in" fo:text-indent="-0.118in">
        <style:tab-stops/>
      </style:paragraph-properties>
      <style:text-properties style:font-name-asian="標楷體" fo:font-size="11pt" style:font-size-asian="11pt" fo:hyphenate="false"/>
    </style:style>
    <style:style style:name="註釋標題" style:display-name="註釋標題" style:family="paragraph" style:parent-style-name="內文" style:next-style-name="內文">
      <style:paragraph-properties fo:text-align="center"/>
      <style:text-properties style:font-name-asian="標楷體" fo:font-size="11pt" style:font-size-asian="11pt" fo:hyphenate="false"/>
    </style:style>
    <style:style style:name="結語" style:display-name="結語" style:family="paragraph" style:parent-style-name="內文">
      <style:paragraph-properties fo:margin-left="0.0694in">
        <style:tab-stops/>
      </style:paragraph-properties>
      <style:text-properties style:font-name-asian="標楷體" fo:font-size="11pt" style:font-size-asian="11pt" fo:hyphenate="false"/>
    </style:style>
    <style:style style:name="本文縮排" style:display-name="本文縮排" style:family="paragraph" style:parent-style-name="內文">
      <style:paragraph-properties style:vertical-align="auto" fo:line-height="0.1666in" fo:margin-left="0.4375in" fo:text-indent="-0.1638in">
        <style:tab-stops/>
      </style:paragraph-properties>
      <style:text-properties style:font-name="標楷體" style:font-name-asian="標楷體" fo:font-size="10pt" style:font-size-asian="10pt" fo:hyphenate="false"/>
    </style:style>
    <style:style style:name="本文縮排3" style:display-name="本文縮排 3" style:family="paragraph" style:parent-style-name="內文">
      <style:paragraph-properties fo:text-align="justify" style:vertical-align="auto" fo:line-height="0.2638in" fo:margin-left="0.5131in" fo:text-indent="-0.5131in">
        <style:tab-stops/>
      </style:paragraph-properties>
      <style:text-properties style:font-name="標楷體" style:font-name-asian="標楷體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5909in" fo:margin-left="0.5909in" fo:margin-bottom="0.551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576in"/>
      </style:header-style>
      <style:footer-style>
        <style:header-footer-properties style:dynamic-spacing="true" fo:min-height="-0.118in"/>
      </style:footer-style>
    </style:page-layout>
    <style:style style:name="F2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" style:horizontal-pos="from-left" style:vertical-pos="from-top" style:writing-mode="lr-tb"/>
    </style:style>
  </office:automatic-styles>
  <office:master-styles>
    <style:master-page style:name="MP0" style:page-layout-name="PL0">
      <style:footer>
        <text:p text:style-name="頁尾"><draw:frame draw:style-name="F2" text:anchor-type="paragraph" svg:y="0.0006in" draw:z-index="0"><draw:text-box fo:min-height="0in" fo:min-width="0in"><text:p text:style-name="頁尾"><text:span text:style-name="頁碼"><text:page-number text:fixed="false">1</text:page-number></text:span></text:p></draw:text-box></draw:frame><draw:frame draw:style-name="F3" text:anchor-type="paragraph" svg:x="3.8416in" svg:y="0.0243in" svg:width="0.493in" draw:z-index="0"><draw:text-box fo:min-height="0in"><text:p text:style-name="頁尾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造執照申請書件索引表                Ａ１１－０</dc:title>
    <meta:initial-creator>user</meta:initial-creator>
    <dc:creator>林茂昌</dc:creator>
    <meta:creation-date>2018-11-14T01:40:00Z</meta:creation-date>
    <dc:date>2018-11-14T01:40:00Z</dc:date>
    <meta:print-date>2018-11-14T01:40:00Z</meta:print-date>
    <meta:template xlink:href="Normal.dotm" xlink:type="simple"/>
    <meta:editing-cycles>2</meta:editing-cycles>
    <meta:editing-duration>PT0S</meta:editing-duration>
    <meta:document-statistic meta:page-count="1" meta:paragraph-count="3" meta:word-count="243" meta:character-count="1626" meta:row-count="11" meta:non-whitespace-character-count="1386"/>
  </office:meta>
</office:document-meta>
</file>